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c9211e" loext:opacity="100%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05b595" style:font-weight-asian="bold" style:font-weight-complex="bold"/>
    </style:style>
    <style:style style:name="P5" style:family="paragraph" style:parent-style-name="Standard">
      <style:text-properties fo:font-weight="bold" officeooo:rsid="0007f5a2" officeooo:paragraph-rsid="0007f5a2" style:font-weight-asian="bold" style:font-weight-complex="bold"/>
    </style:style>
    <style:style style:name="P6" style:family="paragraph" style:parent-style-name="Standard">
      <style:text-properties officeooo:paragraph-rsid="0007f5a2"/>
    </style:style>
    <style:style style:name="P7" style:family="paragraph" style:parent-style-name="Standard">
      <style:text-properties fo:font-weight="normal" officeooo:rsid="0007f5a2" officeooo:paragraph-rsid="0007f5a2" style:font-weight-asian="normal" style:font-weight-complex="normal"/>
    </style:style>
    <style:style style:name="P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weight="normal" officeooo:rsid="0007f5a2" officeooo:paragraph-rsid="0007f5a2" style:font-weight-asian="normal" style:font-weight-complex="normal"/>
    </style:style>
    <style:style style:name="P9" style:family="paragraph" style:parent-style-name="Standard">
      <style:text-properties fo:font-weight="bold" officeooo:rsid="0007f5a2" officeooo:paragraph-rsid="0007f5a2" style:font-weight-asian="bold" style:font-weight-complex="bold"/>
    </style:style>
    <style:style style:name="P10" style:family="paragraph" style:parent-style-name="Standard">
      <style:text-properties fo:font-weight="normal" officeooo:rsid="0007f5a2" officeooo:paragraph-rsid="0007f5a2" style:font-weight-asian="normal" style:font-weight-complex="normal"/>
    </style:style>
    <style:style style:name="T1" style:family="text">
      <style:text-properties officeooo:rsid="0005b59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5b595" style:font-weight-asian="normal" style:font-weight-complex="normal"/>
    </style:style>
    <style:style style:name="T5" style:family="text">
      <style:text-properties fo:font-weight="normal" officeooo:rsid="0007f5a2" style:font-weight-asian="normal" style:font-weight-complex="normal"/>
    </style:style>
    <style:style style:name="T6" style:family="text">
      <style:text-properties officeooo:rsid="0007f5a2"/>
    </style:style>
    <style:style style:name="T7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8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 style:font-weight-complex="normal"/>
    </style:style>
    <style:style style:name="T9" style:family="text">
      <style:text-properties fo:color="#8c8c8c" loext:opacity="100%" style:font-name="JetBrains Mono" fo:font-size="10pt" fo:font-style="italic" style:font-size-asian="10pt" style:font-style-asian="italic"/>
    </style:style>
    <style:style style:name="T10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0033b3" loext:opacity="100%" style:font-name="JetBrains Mono" fo:font-size="10pt" fo:font-style="normal" style:font-size-asian="10pt" style:font-style-asian="normal"/>
    </style:style>
    <style:style style:name="T12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080808" loext:opacity="100%" style:font-name="JetBrains Mono" fo:font-size="10pt" fo:font-style="normal" style:font-size-asian="10pt" style:font-style-asian="normal"/>
    </style:style>
    <style:style style:name="T14" style:family="text">
      <style:text-properties fo:color="#000080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000080" loext:opacity="100%" style:font-name="JetBrains Mono" fo:font-size="10pt" fo:font-style="normal" style:font-size-asian="10pt" style:font-style-asian="normal"/>
    </style:style>
    <style:style style:name="T16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67d17" loext:opacity="100%" style:font-name="JetBrains Mono" fo:font-size="10pt" fo:font-style="normal" style:font-size-asian="10pt" style:font-style-asian="normal"/>
    </style:style>
    <style:style style:name="T18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1750eb" loext:opacity="100%" style:font-name="JetBrains Mono" fo:font-size="10pt" fo:font-style="normal" style:font-size-asian="10pt" style:font-style-asian="normal"/>
    </style:style>
    <style:style style:name="T20" style:family="text">
      <style:text-properties fo:color="#0037a6" loext:opacity="100%" style:font-name="JetBrains Mono" fo:font-size="10pt" fo:font-style="normal" style:font-size-asian="10pt" style:font-style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удент<text:span text:style-name="T6"> </text:span>группы ИС-24 Любецкая А.С</text:p>
      <text:p text:style-name="Standard"/>
      <text:p text:style-name="P2">Отчет по практической</text:p>
      <text:p text:style-name="Standard"/>
      <text:p text:style-name="P3">Практическое занятие № <text:span text:style-name="T1">6</text:span></text:p>
      <text:p text:style-name="P3"/>
      <text:p text:style-name="Standard"><text:span text:style-name="T2">Тема: </text:span><text:span text:style-name="T4">C</text:span>оставление программ со списками в IDE PyCharm Community.</text:p>
      <text:p text:style-name="P3"/>
      <text:p text:style-name="Standard"><text:span text:style-name="T2">Цель: </text:span><text:span text:style-name="T4">З</text:span>акрепить усвоенные знания, понятия, алгоритмы, основные принципы составления программ, приобрести навыки составление программ со списками в IDE PyCharm Community.</text:p>
      <text:p text:style-name="P3"/>
      <text:p text:style-name="P3">Постановка задачи: </text:p>
      <text:p text:style-name="P4">1. <text:span text:style-name="T3">Дан список A размера N. Вывести его элементы в следующем порядке: A1, AN, A2, AN-1, A3, AN-2, ….</text:span></text:p>
      <text:p text:style-name="P4">2.<text:span text:style-name="T3"> Дан целочисленный список размера N, все элементы которого упорядочены (по возрастанию или по убыванию). Найти количество различных элементов в данном списке.</text:span></text:p>
      <text:p text:style-name="P4">3. <text:span text:style-name="T3">Дан список размера N. Осуществить циклический сдвиг элементов списка влево на одну позицию (при этом AN перейдет в AN-1, AN-1 — в AN-2, . . ., A1 — в AN).</text:span></text:p>
      <text:p text:style-name="P3"/>
      <text:p text:style-name="P3">Тип алгоритма: <text:span text:style-name="T5">циклический</text:span></text:p>
      <text:p text:style-name="P3"/>
      <text:p text:style-name="P3"/>
      <text:p text:style-name="P3">Текст программы:</text:p>
      <text:p text:style-name="P5">1.</text:p>
      <text:p text:style-name="P6"><text:span text:style-name="T8"># 1. </text:span><text:span text:style-name="T7">Дан список A размера N. Вывести его элементы в следующем порядке: A1, AN, A2,AN-1, A3, AN-2, ….</text:span><text:line-break/><text:line-break/><text:span text:style-name="T10">import </text:span><text:span text:style-name="T12">random</text:span><text:line-break/><text:line-break/><text:span text:style-name="T12">A = []</text:span><text:line-break/><text:span text:style-name="T12">A1 = []</text:span><text:line-break/><text:span text:style-name="T12">N = </text:span><text:span text:style-name="T14">input</text:span><text:span text:style-name="T12">(</text:span><text:span text:style-name="T16">"Введите размер списка: "</text:span><text:span text:style-name="T12">)</text:span><text:line-break/><text:line-break/><text:span text:style-name="T10">while </text:span><text:span text:style-name="T14">type</text:span><text:span text:style-name="T12">(N) != </text:span><text:span text:style-name="T14">int</text:span><text:span text:style-name="T12">:</text:span><text:line-break/><text:span text:style-name="T12"> <text:s text:c="3"/></text:span><text:span text:style-name="T10">try</text:span><text:span text:style-name="T12">:</text:span><text:line-break/><text:span text:style-name="T12"> <text:s text:c="7"/>N = </text:span><text:span text:style-name="T14">int</text:span><text:span text:style-name="T12">(N)</text:span><text:line-break/><text:span text:style-name="T12"> <text:s text:c="3"/></text:span><text:span text:style-name="T10">except </text:span><text:span text:style-name="T14">ValueError</text:span><text:span text:style-name="T12">:</text:span><text:line-break/><text:span text:style-name="T12"> <text:s text:c="7"/></text:span><text:span text:style-name="T14">print</text:span><text:span text:style-name="T12">(</text:span><text:span text:style-name="T16">'Введите целое число!'</text:span><text:span text:style-name="T12">)</text:span><text:line-break/><text:span text:style-name="T12"> <text:s text:c="7"/>N = </text:span><text:span text:style-name="T14">input</text:span><text:span text:style-name="T12">(</text:span><text:span text:style-name="T16">"Введите размер списка: "</text:span><text:span text:style-name="T12">)</text:span><text:line-break/><text:span text:style-name="T12">F = N</text:span><text:line-break/><text:line-break/><text:span text:style-name="T10">while </text:span><text:span text:style-name="T12">F &gt; </text:span><text:span text:style-name="T18">0</text:span><text:span text:style-name="T12">:</text:span><text:line-break/><text:span text:style-name="T12"> <text:s text:c="3"/>F -= </text:span><text:span text:style-name="T18">1</text:span><text:line-break/><text:span text:style-name="T18"> <text:s text:c="3"/></text:span><text:span text:style-name="T12">A.append(random.randint(-</text:span><text:span text:style-name="T18">100</text:span><text:span text:style-name="T12">, </text:span><text:span text:style-name="T18">100</text:span><text:span text:style-name="T12">))</text:span><text:line-break/><text:span text:style-name="T12">index = </text:span><text:span text:style-name="T18">1</text:span><text:line-break/><text:span text:style-name="T12">count = </text:span><text:span text:style-name="T18">0</text:span><text:line-break/><text:span text:style-name="T12">K = N-</text:span><text:span text:style-name="T18">1</text:span><text:line-break/><text:line-break/><text:span text:style-name="T10">while </text:span><text:span text:style-name="T12">(index+count) &lt; N :</text:span><text:line-break/><text:span text:style-name="T12"> <text:s/>A1.append(A[index])</text:span><text:line-break/><text:span text:style-name="T12"> <text:s/>index += </text:span><text:span text:style-name="T18">1</text:span><text:line-break/><text:span text:style-name="T18"> <text:s/></text:span><text:span text:style-name="T10">if </text:span><text:span text:style-name="T12">index+count &gt;= N: </text:span><text:span text:style-name="T10">break</text:span><text:line-break/><text:span text:style-name="T10"> <text:s/></text:span><text:span text:style-name="T12">A1.append(A[K-count])</text:span><text:line-break/><text:span text:style-name="T12"> <text:s/>count += </text:span><text:span text:style-name="T18">1</text:span><text:line-break/><text:span text:style-name="T14">print</text:span><text:span text:style-name="T12">(A)</text:span><text:line-break/><text:soft-page-break/><text:span text:style-name="T14">print</text:span><text:span text:style-name="T12">(A1)</text:span></text:p>
      <text:p text:style-name="P7"/>
      <text:p text:style-name="P5">2.</text:p>
      <text:p text:style-name="P8"><text:span text:style-name="T9"># 2. Дан целочисленный список размера N, все элементы которого упорядочены (по возрастанию или по убыванию).</text:span><text:line-break/><text:span text:style-name="T9"># Найти количество различных элементов в данном списке.</text:span><text:line-break/><text:line-break/><text:span text:style-name="T11">import </text:span><text:span text:style-name="T13">random</text:span><text:line-break/><text:line-break/><text:span text:style-name="T13">N = random.randrange(</text:span><text:span text:style-name="T19">2</text:span><text:span text:style-name="T13">, </text:span><text:span text:style-name="T19">21</text:span><text:span text:style-name="T13">)</text:span><text:line-break/><text:span text:style-name="T13">a = []</text:span><text:line-break/><text:span text:style-name="T13">b = N</text:span><text:line-break/><text:span text:style-name="T11">while </text:span><text:span text:style-name="T13">b &gt; </text:span><text:span text:style-name="T19">0</text:span><text:span text:style-name="T13">:</text:span><text:line-break/><text:span text:style-name="T13"> <text:s text:c="3"/>b -= </text:span><text:span text:style-name="T19">1</text:span><text:line-break/><text:span text:style-name="T19"> <text:s text:c="3"/></text:span><text:span text:style-name="T13">a.append(random.randint(</text:span><text:span text:style-name="T19">1</text:span><text:span text:style-name="T13">, </text:span><text:span text:style-name="T19">20</text:span><text:span text:style-name="T13">))</text:span><text:line-break/><text:span text:style-name="T15">print</text:span><text:span text:style-name="T13">(</text:span><text:span text:style-name="T17">"N:"</text:span><text:span text:style-name="T13">, N)</text:span><text:line-break/><text:span text:style-name="T15">print</text:span><text:span text:style-name="T13">(</text:span><text:span text:style-name="T17">"List not sorted </text:span><text:span text:style-name="T20">\n</text:span><text:span text:style-name="T17">"</text:span><text:span text:style-name="T13">, a)</text:span><text:line-break/><text:span text:style-name="T13">List = []</text:span><text:line-break/><text:span text:style-name="T11">for </text:span><text:span text:style-name="T13">i </text:span><text:span text:style-name="T11">in </text:span><text:span text:style-name="T13">a:</text:span><text:line-break/><text:span text:style-name="T13"> <text:s text:c="3"/></text:span><text:span text:style-name="T11">if </text:span><text:span text:style-name="T13">i </text:span><text:span text:style-name="T11">not in </text:span><text:span text:style-name="T13">List:</text:span><text:line-break/><text:span text:style-name="T13"> <text:s text:c="7"/>List.append(i)</text:span><text:line-break/><text:span text:style-name="T13">List.sort()</text:span><text:line-break/><text:span text:style-name="T15">print</text:span><text:span text:style-name="T13">(</text:span><text:span text:style-name="T17">"List sorted </text:span><text:span text:style-name="T20">\n</text:span><text:span text:style-name="T17">"</text:span><text:span text:style-name="T13">, List)</text:span><text:line-break/><text:span text:style-name="T15">print</text:span><text:span text:style-name="T13">(</text:span><text:span text:style-name="T17">"amount of numbers"</text:span><text:span text:style-name="T13">, </text:span><text:span text:style-name="T15">len</text:span><text:span text:style-name="T13">(List))</text:span></text:p>
      <text:p text:style-name="P7"/>
      <text:p text:style-name="P5">3.</text:p>
      <text:p text:style-name="P8"><text:span text:style-name="T9"># 3. Дан список размера N. Осуществить циклический сдвиг элементов списка влево на одну позицию</text:span><text:line-break/><text:span text:style-name="T9"># (при этом AN перейдет в AN-1, AN-1 — в AN-2, . . ., A1 — в AN).</text:span><text:line-break/><text:line-break/><text:span text:style-name="T11">import </text:span><text:span text:style-name="T13">random</text:span><text:line-break/><text:line-break/><text:span text:style-name="T13">A = []</text:span><text:line-break/><text:span text:style-name="T13">A1 = []</text:span><text:line-break/><text:span text:style-name="T13">N = </text:span><text:span text:style-name="T15">input</text:span><text:span text:style-name="T13">(</text:span><text:span text:style-name="T17">"Введите размер списка: "</text:span><text:span text:style-name="T13">)</text:span><text:line-break/><text:line-break/><text:span text:style-name="T11">while </text:span><text:span text:style-name="T15">type</text:span><text:span text:style-name="T13">(N) != </text:span><text:span text:style-name="T15">int</text:span><text:span text:style-name="T13">:</text:span><text:line-break/><text:span text:style-name="T13"> <text:s text:c="3"/></text:span><text:span text:style-name="T11">try</text:span><text:span text:style-name="T13">:</text:span><text:line-break/><text:span text:style-name="T13"> <text:s text:c="7"/>N = </text:span><text:span text:style-name="T15">int</text:span><text:span text:style-name="T13">(N)</text:span><text:line-break/><text:span text:style-name="T13"> <text:s text:c="3"/></text:span><text:span text:style-name="T11">except </text:span><text:span text:style-name="T15">ValueError</text:span><text:span text:style-name="T13">:</text:span><text:line-break/><text:span text:style-name="T13"> <text:s text:c="7"/></text:span><text:span text:style-name="T15">print</text:span><text:span text:style-name="T13">(</text:span><text:span text:style-name="T17">'Введите целое число!'</text:span><text:span text:style-name="T13">)</text:span><text:line-break/><text:span text:style-name="T13"> <text:s text:c="7"/>N = </text:span><text:span text:style-name="T15">input</text:span><text:span text:style-name="T13">(</text:span><text:span text:style-name="T17">"Введите размер списка: "</text:span><text:span text:style-name="T13">)</text:span><text:line-break/><text:span text:style-name="T13">F = N</text:span><text:line-break/><text:line-break/><text:span text:style-name="T11">while </text:span><text:span text:style-name="T13">F &gt; </text:span><text:span text:style-name="T19">0</text:span><text:span text:style-name="T13">:</text:span><text:line-break/><text:span text:style-name="T13"> <text:s text:c="3"/>F -= </text:span><text:span text:style-name="T19">1</text:span><text:line-break/><text:span text:style-name="T19"> <text:s text:c="3"/></text:span><text:span text:style-name="T13">A.append(random.randint(-</text:span><text:span text:style-name="T19">100</text:span><text:span text:style-name="T13">, </text:span><text:span text:style-name="T19">100</text:span><text:span text:style-name="T13">))</text:span><text:line-break/><text:span text:style-name="T13">N = N - </text:span><text:span text:style-name="T19">1</text:span><text:line-break/><text:span text:style-name="T13">count = </text:span><text:span text:style-name="T19">1</text:span><text:line-break/><text:line-break/><text:span text:style-name="T11">while </text:span><text:span text:style-name="T13">count &lt;= N:</text:span><text:line-break/><text:span text:style-name="T13"> <text:s/>A1.append(A[count])</text:span><text:line-break/><text:span text:style-name="T13"> <text:s/>count += </text:span><text:span text:style-name="T19">1</text:span><text:line-break/><text:span text:style-name="T13">A1.append(A[</text:span><text:span text:style-name="T19">0</text:span><text:span text:style-name="T13">])</text:span><text:line-break/><text:span text:style-name="T15">print</text:span><text:span text:style-name="T13">(A)</text:span><text:line-break/><text:span text:style-name="T15">print</text:span><text:span text:style-name="T13">(A1)</text:span></text:p>
      <text:p text:style-name="P7"/>
      <text:p text:style-name="P3"/>
      <text:p text:style-name="P3"/>
      <text:p text:style-name="P3"><text:soft-page-break/>Протокол работы программы:</text:p>
      <text:p text:style-name="P5">1.</text:p>
      <text:p text:style-name="P5">Введите размер списка: 8</text:p>
      <text:p text:style-name="P5">[29, 25, 10, -90, -69, -50, 71, 48]</text:p>
      <text:p text:style-name="P5">[25, 48, 10, 71, -90, -50, -69]</text:p>
      <text:p text:style-name="P5"/>
      <text:p text:style-name="P5">Process finished with exit code 0</text:p>
      <text:p text:style-name="P5"/>
      <text:p text:style-name="P5">2.</text:p>
      <text:p text:style-name="P5">N: 16</text:p>
      <text:p text:style-name="P5">Список без сортировки </text:p>
      <text:p text:style-name="P5"><text:s/>[9, 4, 11, 1, 7, 7, 7, 9, 6, 10, 7, 6, 15, 4, 3, 13]</text:p>
      <text:p text:style-name="P5">Список с сортировкой </text:p>
      <text:p text:style-name="P5"><text:s/>[1, 3, 4, 6, 7, 9, 10, 11, 13, 15]</text:p>
      <text:p text:style-name="P5">количество элементов 10</text:p>
      <text:p text:style-name="P5"/>
      <text:p text:style-name="P5">Process finished with exit code 0</text:p>
      <text:p text:style-name="P5"/>
      <text:p text:style-name="P5">3.</text:p>
      <text:p text:style-name="P3">Введите размер списка: 4</text:p>
      <text:p text:style-name="P3">[-76, 2, -27, 93]</text:p>
      <text:p text:style-name="P3">[2, -27, 93, -76]</text:p>
      <text:p text:style-name="P3"/>
      <text:p text:style-name="P3">Process finished with exit code 0</text:p>
      <text:p text:style-name="P4">Вывод: <text:span text:style-name="T4">Я з</text:span><text:span text:style-name="T3">акрепи</text:span><text:span text:style-name="T4">ла</text:span><text:span text:style-name="T3"> усвоенные знания, понятия, алгоритмы, основные принципы составления программ, приобре</text:span><text:span text:style-name="T4">ла</text:span><text:span text:style-name="T3"> навыки составлени</text:span><text:span text:style-name="T4">я</text:span><text:span text:style-name="T3"> программ со списками в IDE PyCharm Communit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Anton Boyarshinov</meta:initial-creator>
    <meta:creation-date>2008-09-02T15:39:21</meta:creation-date>
    <dc:date>2022-11-30T11:43:54.119151981</dc:date>
    <meta:editing-cycles>4</meta:editing-cycles>
    <meta:editing-duration>PT8M41S</meta:editing-duration>
    <meta:document-statistic meta:table-count="0" meta:image-count="0" meta:object-count="0" meta:page-count="3" meta:paragraph-count="37" meta:word-count="496" meta:character-count="3013" meta:non-whitespace-character-count="2419"/>
    <meta:user-defined meta:name="Поле 1"/>
    <meta:user-defined meta:name="Поле 2"/>
    <meta:user-defined meta:name="Поле 3"/>
    <meta:user-defined meta:name="Поле 4"/>
  </office:meta>
</office:document-meta>
</file>